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6"/>
    <style:style style:name="T1"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lineamientos preliminares (para tratar con Laboratorio)</text:p>
      <text:p text:style-name="Standard"/>
      <text:list xml:id="list4277918783679162838" text:style-name="L1">
        <text:list-item>
          <text:p text:style-name="P3">El hardware requerirá estar cuidado de no sumar demasiado complejidad ni elementos de costos importantes, dado que el producto a desarrollar se destinará a equipamiento que no es la línea de “alta gama” de la empresa.</text:p>
        </text:list-item>
        <text:list-item>
          <text:p text:style-name="P3">Display tipo LCD de 16 o 20 x 2 caracteres (2 filas x 16 o 20 caracteres; en tlmd usamos 8 filas x 40 caracteres). Observar que tenga una visibilidad importante (limitación que suelen tener los LCD de poca superficie).</text:p>
        </text:list-item>
        <text:list-item>
          <text:p text:style-name="P3">Capacidad para medir entre 8 y 16 señales analógicas (configurable cada equipo).</text:p>
        </text:list-item>
        <text:list-item>
          <text:p text:style-name="P3">En el display se mostraría en la línea superior el nombre del parámetro a medir, y en el de abajo el valor y la unidad. Eventualmente en línea superior nombre y unidad, y en la inferior el valor en un extremo, y barra de vúmetro horizontal en el espacio restante.</text:p>
        </text:list-item>
        <text:list-item>
          <text:p text:style-name="P3">El valor será o bien linealmente proporcional, o en forma cuadrática con un coeficiente aplicados a las salida del adc correspondiente, para cada medición.</text:p>
        </text:list-item>
        <text:list-item>
          <text:p text:style-name="P3">Cada medición antes de ser presentada deberá poder ser promediada en unas tres formas distintas (en tlmd usamos 8 distintas): en una muestra, en N1 muestras o en N2 muestras, independientes para cada medición.</text:p>
        </text:list-item>
        <text:list-item>
          <text:p text:style-name="P3">Las escalas y calibración para cada medición deberá ser accesible y programable en cada equipo (ante una entrada de x voltios en un canal, se seteará que la indicación sea la deseada).</text:p>
        </text:list-item>
        <text:list-item>
          <text:p text:style-name="P3">Para mostrar las distintas mediciones se necesitará un teclado o pulsadores, de unos dos, o tres botones, o cuatro (UP/DOWN/LEFT/RIGHT), o cinco ( más ENTER), o que además incluya rueda que con su giro se avanza rápido en el menú de mediciones (observar costos).</text:p>
        </text:list-item>
        <text:list-item>
          <text:p text:style-name="P3">El teclado tendrá minimamente la función de scroll up y down para acceder a cada medición.</text:p>
        </text:list-item>
        <text:list-item>
          <text:p text:style-name="P3">Una vista más de una medición accedida por scroll up/down (y además aparecerá también después de un cierto tiempo sin pulsar teclado) será la medición principal (medición 1) en tamaño que los 3 1/2 dígitos (hasta 1999, incluyendo punto decimal opcional en tres posiciones hasta 3 decimales) ocupen todo el display (sin mostrar ni nombre ni unidad); para ello en ese momento el display (los 2 x 16 dígitos) funcionaría con dígitos diseñados convenientemente. Como opción de diseño, podría ser que esa vista aparezca un cierto tiempo después de que haya quedado seleccionada esa medición principal.</text:p>
        </text:list-item>
        <text:list-item>
          <text:p text:style-name="P3">Para el ajuste de parámetros de <text:s/>cada medición (cant. de mediciones 8/16/ o valor entre 8 y 16, nombre (7 caracteres), escala/calibración, lineal/cuadrática, unidad (3 caracteres), promediación, modo numérico o vúmetro, etc.) deberá desarrollarse minimamente una de las opciones siguientes: a_ una subrutina que permita programar totalmente con el teclado (así tenemos la P0492); b_ una salida de comunicación del voltímetro (venimos utilizando interfaz uart-ethernet TCP/IP tipo Tibbo, y sería como herramienta que tenemos y no cuenta su costo) más un software para hacer la programación desde una PC mediante ethernet/switch... (lo tenemos en la P0492 y en la P0568); c_ eventualmente ambas opciones anteriores (como en la P0492).</text:p>
        </text:list-item>
      </text:list>
      <text:p text:style-name="Standard"/>
      <text:p text:style-name="P2">Opción A: incluir funciones mínimas control de encendido (mejor funcionalidad pero riesgo fallas)</text:p>
      <text:p text:style-name="Standard"/>
      <text:list xml:id="list911676158303970016" text:style-name="L2">
        <text:list-item>
          <text:p text:style-name="P4">El teclado podría agregar las funciones de las dos llaves de la P0167 (MAN/AUTO y MAN SI/NO) para el control de encendido. Utilizaríamos dos pines del micro, uno para entrada ENC AUT desde modulador (o detección RF IN en el amplificador), y el otro para salida ENCENDER hacia la P0167 o equivalente.</text:p>
        </text:list-item>
      </text:list>
      <text:p text:style-name="Standard"/>
      <text:p text:style-name="P2"><text:soft-page-break/>Opción B: además incluir ajuste de potencia</text:p>
      <text:p text:style-name="Standard"/>
      <text:list xml:id="list6444748776350467882" text:style-name="L3">
        <text:list-item>
          <text:p text:style-name="P5">Una forma sería como venimos haciendo con la tlmd donde le enviamos pulsos (desde teclado) en entrada UP o en DOWN a un CI que es un preset electrónico de 64 posiciones (podrá estar el preset en la placa de AGC o en la misma placa del voltímetro), cuya salida va a la referencia de potencia en el AGC, y además en una entrada medimos la tensión de ese preset (la indicamos entre 0 y 63 con el nombre de SET_P).</text:p>
        </text:list-item>
      </text:list>
      <text:list xml:id="list3755633952089812622" text:style-name="L4">
        <text:list-item>
          <text:p text:style-name="P6">Otra forma mas sencilla de hacer lo mismo es que desde el teclado los pulsos para UP/DOWN de potencia vayan a un PWM interno que tienen los PIC, y la salida en un pin será una señal cuadrada a la que se le ajusta la relación tiempo ALTO/BAJO, y que luego filtrada con R-C queda una tensión media que se destina a referencia del AGC.</text:p>
        </text:list-item>
        <text:list-item>
          <text:p text:style-name="P6">Una forma distinta podría ser la siguiente: que la tensión de salida de un DAC o un generador de pendiente del micro o externo, filtrada, sea directamente la tensión a los diodos pin del AGC (y/o tensión de fuente para un FM). En estos casos, por ejm. un equipo de 1000W, si uno le fija ese valor con el teclado, el micro compara en cada momento la potencia actual con la fijada, y de acuerdo al error irá corrigiendo el DC del DAC haciendo la función de integrador de un AGC. Además se le setearía la velocidad con que se reajusta el DAC para así lograr que el AGC sea estable. Esta forma facilita la ventaja de que el equipo arranque siempre suavemente, e incluso si cierta señal (ejm. potencia modulador) no está presente, no arranque (evitando picos de potencia al conectar modulador por estar AGC al máximo).<text:line-break/>También permitiría funciones como Foldback en casos de ROE bajar la potencia, o también que la potencia del excitador no supere cierto valor (ante desperfecto en etapa de potencia).<text:line-break/>Las funciones mencionadas ya las venimos realizando en forma analógica en los equipos en racks.</text:p>
          <text:p text:style-name="P6">Con la función del DAC, habrá que verificar que su granularidad no genere ruido de AM en la señal de RF.</text:p>
        </text:list-item>
      </text:list>
      <text:p text:style-name="Standard"/>
      <text:p text:style-name="Standard">Opción C: agregado funciones de control y protecciones de la P0167/P0168</text:p>
      <text:p text:style-name="Standard"/>
      <text:list xml:id="list71703424401643481" text:style-name="L5">
        <text:list-item>
          <text:p text:style-name="P7">Las distintas funciones de encendido y protecciones de la P0167 podrían implementarse aquí, ya sea en la misma placa del voltímetro, o en otra placa conectada a aquel mediante un cable de pocos hilos y un multiplexor de señales, dado que las funciones de control y protecciones involucran muchas señales a distintas partes del equipo.</text:p>
        </text:list-item>
        <text:list-item>
          <text:p text:style-name="P7">En una P0167 estamos teniendo cinco entradas (ENC AUT, &gt;&gt;ROE, &gt;&gt;TEMP, NTC1 y NTC2.</text:p>
        </text:list-item>
        <text:list-item>
          <text:p text:style-name="P7">Las salidas actuales son cuatro de uso corriente (HVGG, RHABFTE, 12HABFTE y HAB12V. Hay otras dos casi no utilizadas (NAGND para encender por bajo, y NC12V no utilizada). Salvo HVGG y HAB12V, las demás emergen de un relé, y que por confiabilidad debiera mantenerse.</text:p>
        </text:list-item>
        <text:list-item>
          <text:p text:style-name="P7">Cualquier condición de falla actuaría sobre algún led, y además el display tendrá que mencionar el tipo de anomalía.</text:p>
        </text:list-item>
      </text:list>
      <text:p text:style-name="Standard"/>
      <text:p text:style-name="Standard">Opción D: agregado control extra</text:p>
      <text:p text:style-name="Standard"/>
      <text:list xml:id="list5287779727979063694" text:style-name="L6">
        <text:list-item>
          <text:p text:style-name="P8">Con la medición de temperatura/s se puede actuar sobre un PWM para controlar ventiladores en equipo que justifiquen el costo.</text:p>
        </text:list-item>
      </text:list>
      <text:p text:style-name="Standard"/>
      <text:p text:style-name="Standard"><text:span text:style-name="T1">Importante:</text:span> cada señal o función que se agregue al diseño, requerirá más parámetros (y complejidad) a ser configur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file-name text:display="name-and-extension">Proyecto Reemplazo V7S_R2021-09-27.odt</text:file-name><text:tab/> <text:s text:c="6"/>17/09/2021 <text:s text:c="3"/>R27/09/2021<text:tab/><text:page-number text:select-page="current"/> de <text:page-count>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7T10:05:57.01</meta:creation-date>
    <meta:generator>OpenOffice.org/3.4.1$Win32 OpenOffice.org_project/341m1$Build-9593</meta:generator>
    <dc:date>2021-11-09T16:32:39.40</dc:date>
    <meta:editing-duration>PT5H44M47S</meta:editing-duration>
    <meta:editing-cycles>8</meta:editing-cycles>
    <meta:print-date>2021-09-17T13:37:28.82</meta:print-date>
    <meta:document-statistic meta:table-count="0" meta:image-count="0" meta:object-count="0" meta:page-count="2" meta:paragraph-count="28" meta:word-count="1144" meta:character-count="6683"/>
  </office:meta>
</office:document-meta>
</file>